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onsolas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onsolas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nsolas"/>
    </style:style>
    <style:style style:name="P6" style:family="paragraph" style:parent-style-name="Standard">
      <style:paragraph-properties fo:text-align="justify" style:justify-single-word="false"/>
      <style:text-properties style:font-name="Consolas"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onsolas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fo:color="#0000ff" style:font-name="Consolas" fo:font-weight="bold" style:font-weight-asian="bold" style:font-weight-complex="bold"/>
    </style:style>
    <style:style style:name="P9" style:family="paragraph" style:parent-style-name="Standard">
      <style:text-properties style:font-name="Consolas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Consolas" fo:font-weight="normal" style:font-weight-asian="normal" style:font-weight-complex="normal"/>
    </style:style>
    <style:style style:name="P11" style:family="paragraph" style:parent-style-name="Standard" style:list-style-name="L3">
      <style:paragraph-properties fo:text-align="justify" style:justify-single-word="false"/>
      <style:text-properties style:font-name="Consolas" fo:font-weight="normal" style:font-weight-asian="normal" style:font-weight-complex="normal"/>
    </style:style>
    <style:style style:name="P12" style:family="paragraph" style:parent-style-name="Standard" style:list-style-name="L4">
      <style:paragraph-properties fo:text-align="justify" style:justify-single-word="false"/>
      <style:text-properties style:font-name="Consolas" fo:font-weight="normal" style:font-weight-asian="normal" style:font-weight-complex="normal"/>
    </style:style>
    <style:style style:name="P13" style:family="paragraph" style:parent-style-name="Standard" style:list-style-name="L5">
      <style:paragraph-properties fo:text-align="justify" style:justify-single-word="false"/>
      <style:text-properties style:font-name="Consolas" fo:font-weight="normal" style:font-weight-asian="normal" style:font-weight-complex="normal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Consolas"/>
    </style:style>
    <style:style style:name="P15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style:font-name="Consolas"/>
    </style:style>
    <style:style style:name="P16" style:family="paragraph" style:parent-style-name="Text_20_body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style:font-name="Consolas"/>
    </style:style>
    <style:style style:name="P17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variant="normal" fo:text-transform="none" fo:color="#444444" style:font-name="Consolas" fo:font-size="12pt" fo:letter-spacing="normal" fo:font-style="normal" style:text-underline-style="none" fo:font-weight="normal" style:font-size-asian="12pt" style:font-size-complex="12pt"/>
    </style:style>
    <style:style style:name="T9" style:family="text">
      <style:text-properties fo:font-variant="normal" fo:text-transform="none" fo:color="#444444" style:font-name="Consola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te rendu réunion du 5/09</text:p>
      <text:p text:style-name="P1"/>
      <text:p text:style-name="P17"><text:span text:style-name="Strong_20_Emphasis"><text:span text:style-name="T9">Enregistrement de la réunion :</text:span></text:span></text:p>
      <text:p text:style-name="P16"><text:a xlink:type="simple" xlink:href="https://docs.google.com/open?id=0B9GItH3ZMpYqc0N1SFpOVHlOaHM"><text:span text:style-name="Strong_20_Emphasis">https://docs.google.com/open?id=0B9GItH3ZMpYqc0N1SFpOVHlOaHM</text:span></text:a><text:span text:style-name="Strong_20_Emphasis"><text:span text:style-name="T8"> </text:span></text:span></text:p>
      <text:p text:style-name="P15"><text:span text:style-name="Strong_20_Emphasis"><text:span text:style-name="T8"/></text:span></text:p>
      <text:p text:style-name="P3">Points abordés :</text:p>
      <text:p text:style-name="P5"/>
      <text:p text:style-name="P5">Prototypes</text:p>
      <text:p text:style-name="P5">Nom de code du projet</text:p>
      <text:p text:style-name="P5">Test "tableau blanc en ligne"</text:p>
      <text:p text:style-name="P5">Charte</text:p>
      <text:p text:style-name="P5">Licence</text:p>
      <text:p text:style-name="P5">Migration wiki</text:p>
      <text:p text:style-name="P5">Gamedesign</text:p>
      <text:p text:style-name="P5">Prochaine réunion et tâches respectives</text:p>
      <text:p text:style-name="P1"/>
      <text:p text:style-name="P1"/>
      <text:p text:style-name="P4">Prototypes</text:p>
      <text:p text:style-name="P6">5 protos avec langages/libs suivantes :</text:p>
      <text:list xml:id="list38717508" text:style-name="L1">
        <text:list-item>
          <text:p text:style-name="P10"><text:span text:style-name="T6">Aurélien </text:span>: Java/JMonkey</text:p>
        </text:list-item>
        <text:list-item>
          <text:p text:style-name="P10"><text:span text:style-name="T6">Gaëtan </text:span>: C++/SFML</text:p>
        </text:list-item>
        <text:list-item>
          <text:p text:style-name="P10"><text:span text:style-name="T6">Lucas </text:span>: Java/Slick</text:p>
        </text:list-item>
        <text:list-item>
          <text:p text:style-name="P10"><text:span text:style-name="T6">Matthieu </text:span>: Java/JMonkey</text:p>
        </text:list-item>
        <text:list-item>
          <text:p text:style-name="P10"><text:span text:style-name="T6">Nicolas </text:span>: Java/Slick</text:p>
        </text:list-item>
      </text:list>
      <text:p text:style-name="P6"><text:span text:style-name="T1">Date de fin de prototypage :</text:span> <text:s/>23/09</text:p>
      <text:p text:style-name="P6"><text:span text:style-name="T1">Contenu des demos :</text:span> s'en tenir à une base simple.</text:p>
      <text:p text:style-name="P6">Petits ajouts/précisions : les plateformes seraient des nénuphars violets (<text:span text:style-name="T3">Note : au boulot </text:span><text:span text:style-name="T4">Elliot </text:span><text:span text:style-name="T3">^^</text:span>), les cacas devraient s'empiler et prévoir un "GAME OVER" possible (+score ?). Extensions à la guise du développeur.</text:p>
      <text:p text:style-name="P6"/>
      <text:p text:style-name="P6"/>
      <text:p text:style-name="P4">Nom de code du projet</text:p>
      <text:p text:style-name="P7">Décision prise du nom de code suivant (avec orhographe précise) :</text:p>
      <text:p text:style-name="P8">ParPainG</text:p>
      <text:p text:style-name="P4"/>
      <text:p text:style-name="P4"/>
      <text:p text:style-name="P4">Test "tableau blanc" en ligne : Cacoo.com</text:p>
      <text:p text:style-name="P6">Test à 5 sur le même diagrame. Bilan : un peu fouilli et buggé, mais complet. Mais en aura-t-on vraiment l'usage ?</text:p>
      <text:p text:style-name="P6"/>
      <text:p text:style-name="P6"/>
      <text:p text:style-name="P4">Charte</text:p>
      <text:list xml:id="list38721888" text:style-name="L2">
        <text:list-item>
          <text:p text:style-name="P14">Finie ? Cf. <text:span text:style-name="T5">docs/Charte.odt</text:span> sur le repo SVN.</text:p>
        </text:list-item>
        <text:list-item>
          <text:p text:style-name="P14">Pas de "référent" mais dans un groupe, quelqu'un doit se charger d'informer de son avancée toute l'équipe ParPainG par mail</text:p>
        </text:list-item>
        <text:list-item>
          <text:p text:style-name="P14">Rôle du "Coordinateur" transformé en "Bilaniste"</text:p>
        </text:list-item>
        <text:list-item>
          <text:p text:style-name="P14">Décision prise de créer tout le contenu du jeu.</text:p>
        </text:list-item>
      </text:list>
      <text:p text:style-name="P7"/>
      <text:p text:style-name="P7"/>
      <text:p text:style-name="P4">Licence</text:p>
      <text:p text:style-name="P6"><text:soft-page-break/>Mentionnées :</text:p>
      <text:list xml:id="list38728037" text:style-name="L3">
        <text:list-item>
          <text:p text:style-name="P11">licenses GNU : GPL &amp; LGPL (différence <text:a xlink:type="simple" xlink:href="https://fr.wikipedia.org/wiki/LGPL#Diff.C3.A9rences_avec_la_GPL">ici</text:a>)</text:p>
        </text:list-item>
        <text:list-item>
          <text:p text:style-name="P11">licence <text:a xlink:type="simple" xlink:href="https://fr.wikipedia.org/wiki/Licence_Creative_Commons">Creative Commons</text:a>. Modulable → de l'avis des personnes présentes, la <text:a xlink:type="simple" xlink:href="http://creativecommons.org/licenses/by-nc-sa/3.0/fr/">CC-BY-NC-SA</text:a> conviendrait bien ?</text:p>
        </text:list-item>
        <text:list-item>
          <text:p text:style-name="P11"><text:a xlink:type="simple" xlink:href="https://fr.wikipedia.org/wiki/Beerware">Beerware</text:a></text:p>
        </text:list-item>
      </text:list>
      <text:p text:style-name="P6">Choix définitif : CC-BY-NC-SA ? Ou alors GPL ? + on est partant pour se faire payer des bières (<text:span text:style-name="T2">de qualité</text:span>) façon Beerware :o)</text:p>
      <text:p text:style-name="P6">Sondage par mail pour trancher.</text:p>
      <text:p text:style-name="P6"/>
      <text:p text:style-name="P6"/>
      <text:p text:style-name="P4">Migration wiki</text:p>
      <text:p text:style-name="P6">Il a été décidé de créer un wiki dédié au projet. <text:span text:style-name="T7">Matthieu</text:span> s'en chargera et <text:span text:style-name="T7">Gaëtan</text:span> s'est proposé pour se charger de du transfert.</text:p>
      <text:p text:style-name="P6"><text:span text:style-name="T1">Note[Lucas] :</text:span> j'ai sauvegardé la page initiale de débat de projet ludocréatif sur le SVN, pour mémoire :) On peut donc la supprimer de platypus.</text:p>
      <text:p text:style-name="P6"/>
      <text:p text:style-name="P6"/>
      <text:p text:style-name="P4">Gamedesign</text:p>
      <text:p text:style-name="P6">- Rappel à tous : vous êtes invités à émettre vos idées sur les pads dédiés au <text:a xlink:type="simple" xlink:href="http://piratepad.net/3NfwczihGP">Graphismes</text:a>, au <text:a xlink:type="simple" xlink:href="http://piratepad.net/3uFH1arc1M">Gameplay</text:a> et au <text:a xlink:type="simple" xlink:href="http://piratepad.net/NuktsJUy0U">Scénario</text:a>.</text:p>
      <text:p text:style-name="P6">- Les créatifs continuent à rechercher des idées et à les structurer dans une sorte de "GameDoc" très simple (sur le wiki?).</text:p>
      <text:p text:style-name="P6">- Pour le choix de l'univers/ambiance : sondage par mail / prévoir une réunion ?</text:p>
      <text:p text:style-name="P6"/>
      <text:p text:style-name="P6"><text:span text:style-name="T1">Notes[Lucas] :</text:span> exemples de documents qui pourrait servir de base :</text:p>
      <text:list xml:id="list38728343" text:style-name="L4">
        <text:list-item>
          <text:p text:style-name="P12">image d'un <text:a xlink:type="simple" xlink:href="http://fleh.sereneworx.com/files/cafe/allseasons.png">pseudo-level</text:a> (les autres images à la même racine d'url valent également le coup d'oeil) et une <text:a xlink:type="simple" xlink:href="http://jeu-symbiose.blogspot.fr/search/label/galerie">galerie des monstres</text:a>.</text:p>
        </text:list-item>
        <text:list-item>
          <text:p text:style-name="P12">une <text:a xlink:type="simple" xlink:href="http://www.gamasutra.com/blogs/JasonBakker/20090604/84211/A_GDD_Template_for_the_Indie_Developer.php">structure</text:a> de gamedoc très simple. </text:p>
        </text:list-item>
        <text:list-item>
          <text:p text:style-name="P12">un <text:a xlink:type="simple" xlink:href="http://www.lorekings.com/blogs/2011/oct/10th/ig-design/design-doc.html">document</text:a> listant presque exhaustivement des questions de gameplay à se poser.</text:p>
        </text:list-item>
        <text:list-item>
          <text:p text:style-name="P12">voici un <text:a xlink:type="simple" xlink:href="http://blog.wecreatestuff.com/?p=378">document</text:a> de conception complets &amp; un <text:a xlink:type="simple" xlink:href="http://www.moddb.com/mods/decadence/features/decadence-postmortem">post-mortem</text:a> de développement de deux mods de HL², où ils décrivent leur organisation</text:p>
        </text:list-item>
      </text:list>
      <text:p text:style-name="P6"/>
      <text:p text:style-name="P6"/>
      <text:p text:style-name="P4">Prochaine réunion et tâches respectives</text:p>
      <text:p text:style-name="P6">Fixée le <text:span text:style-name="T5">dimanche 23/09 au soir</text:span>. <text:span text:style-name="T6">Aurélien</text:span> peut-être pas dispo.</text:p>
      <text:p text:style-name="P6">Tâches :</text:p>
      <text:list xml:id="list38719936" text:style-name="L5">
        <text:list-item>
          <text:p text:style-name="P13">devs : protoypage des démos.</text:p>
        </text:list-item>
        <text:list-item>
          <text:p text:style-name="P13">créatifs : débuter une ébauche de "gamedoc" et trouver des idées originales 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8-30T13:16:42</meta:creation-date>
    <dc:date>2012-11-04T19:27:39.33</dc:date>
    <meta:editing-duration>PT6H17M11S</meta:editing-duration>
    <meta:editing-cycles>13</meta:editing-cycles>
    <meta:generator>OpenOffice.org/3.3$Win32 OpenOffice.org_project/330m20$Build-9567</meta:generator>
    <dc:creator>Lucas Cimon</dc:creator>
    <meta:document-statistic meta:table-count="0" meta:image-count="0" meta:object-count="0" meta:page-count="2" meta:paragraph-count="56" meta:word-count="491" meta:character-count="2866"/>
  </office:meta>
</office:document-meta>
</file>